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StarSymbol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1" svg:font-family="StarSymbol, 'Arial Unicode MS'"/>
    <style:font-face style:name="Tahoma4" svg:font-family="Tahoma"/>
    <style:font-face style:name="Courier New" svg:font-family="'Courier New'" style:font-family-generic="modern"/>
    <style:font-face style:name="Calibri" svg:font-family="Calibri" style:font-family-generic="swiss"/>
    <style:font-face style:name="Tahoma3" svg:font-family="Tahoma" style:font-family-generic="swiss"/>
    <style:font-face style:name="Times" svg:font-family="Times" style:font-pitch="variable"/>
    <style:font-face style:name="Dutch" svg:font-family="Dutch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2" style:family="table">
      <style:table-properties table:align="margins"/>
    </style:style>
    <style:style style:name="Tableau2.A" style:family="table-column">
      <style:table-column-properties style:rel-column-width="11212*"/>
    </style:style>
    <style:style style:name="Tableau2.B" style:family="table-column">
      <style:table-column-properties style:rel-column-width="54323*"/>
    </style:style>
    <style:style style:name="Tableau2.1" style:family="table-row">
      <style:table-row-properties style:row-height="0.64cm"/>
    </style:style>
    <style:style style:name="Tableau2.A1" style:family="table-cell">
      <style:table-cell-properties fo:padding="0.097cm" fo:border="none"/>
    </style:style>
    <style:style style:name="Tableau3" style:family="table">
      <style:table-properties table:align="margins"/>
    </style:style>
    <style:style style:name="Tableau3.A" style:family="table-column">
      <style:table-column-properties style:rel-column-width="7976*"/>
    </style:style>
    <style:style style:name="Tableau3.B" style:family="table-column">
      <style:table-column-properties style:rel-column-width="57559*"/>
    </style:style>
    <style:style style:name="Tableau3.1" style:family="table-row">
      <style:table-row-properties style:row-height="0.64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cm" table:align="margins"/>
    </style:style>
    <style:style style:name="Tableau4.A" style:family="table-column">
      <style:table-column-properties style:column-width="5.9cm" style:rel-column-width="25777*"/>
    </style:style>
    <style:style style:name="Tableau4.B" style:family="table-column">
      <style:table-column-properties style:column-width="9.1cm" style:rel-column-width="39758*"/>
    </style:style>
    <style:style style:name="Tableau4.1" style:family="table-row">
      <style:table-row-properties style:min-row-height="0.741cm"/>
    </style:style>
    <style:style style:name="Tableau4.A1" style:family="table-cell">
      <style:table-cell-properties fo:padding="0.097cm" fo:border="none"/>
    </style:style>
    <style:style style:name="P2" style:family="paragraph" style:parent-style-name="Footer">
      <style:text-properties style:font-name="Arial" fo:font-size="9pt" fo:font-style="italic" style:font-size-asian="9pt" style:font-style-asian="italic" style:font-size-complex="9pt" style:font-style-complex="italic"/>
    </style:style>
    <style:style style:name="P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ahoma" fo:font-size="10.5pt" fo:font-weight="bold" style:font-size-asian="10.5pt" style:font-weight-asian="bold" style:font-size-complex="10.5pt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Tahoma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ahoma" fo:font-size="10.5pt" fo:font-weight="bold" style:font-size-asian="10.5pt" style:font-weight-asian="bold" style:font-name-complex="Arial" style:font-size-complex="10.5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2.487cm"/>
        </style:tab-stops>
      </style:paragraph-properties>
      <style:text-properties style:font-name="Tahoma" fo:font-size="10.5pt" fo:font-style="normal" fo:font-weight="normal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2.487cm"/>
        </style:tab-stops>
      </style:paragraph-properties>
      <style:text-properties style:font-name="Tahoma" fo:font-size="10.5pt" fo:font-style="normal" fo:font-weight="bold" style:font-size-asian="10.5pt" style:font-style-asian="normal" style:font-weight-asian="bold" style:font-name-complex="Tahoma" style:font-size-complex="10.5pt" style:font-style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fo:color="#000000" style:font-name="Tahoma" fo:font-size="10.5pt" style:font-size-asian="10.5pt" style:font-size-complex="10.5pt"/>
    </style:style>
    <style:style style:name="P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/>
      </style:paragraph-properties>
      <style:text-properties fo:color="#000000" style:font-name="Tahoma" fo:font-size="10.5pt" fo:font-style="italic" fo:font-weight="normal" style:font-size-asian="10.5pt" style:font-style-asian="italic" style:font-weight-asian="normal" style:font-size-complex="10.5pt" style:font-style-complex="italic"/>
    </style:style>
    <style:style style:name="P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color="#000000" style:font-name="Tahoma" fo:font-size="10.5pt" fo:font-style="italic" style:text-underline-style="none" fo:font-weight="normal" style:font-size-asian="10.5pt" style:font-style-asian="italic" style:font-weight-asian="normal" style:font-size-complex="10.5pt" style:font-style-complex="italic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2.487cm"/>
        </style:tab-stops>
      </style:paragraph-properties>
      <style:text-properties fo:color="#000000" style:font-name="Tahoma" fo:font-size="10.5pt" fo:font-weight="bold" style:font-size-asian="10.5pt" style:font-weight-asian="bold" style:font-name-complex="Tahoma" style:font-size-complex="10.5pt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style:use-window-font-color="true" style:text-position="0% 100%" style:font-name="Tahoma" fo:font-size="10.5pt" fo:language="fr" fo:country="FR" fo:font-style="normal" style:text-underline-style="none" fo:font-weight="normal" style:font-name-asian="Arial" style:font-size-asian="10.5pt" style:language-asian="zxx" style:country-asian="none" style:font-style-asian="normal" style:font-weight-asian="normal" style:font-name-complex="Arial" style:font-size-complex="10.5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tab-stops>
          <style:tab-stop style:position="1.251cm"/>
        </style:tab-stops>
        <style:background-image/>
      </style:paragraph-properties>
      <style:text-properties style:use-window-font-color="true" style:font-name="Tahoma" fo:font-size="10.5pt" fo:language="fr" fo:country="FR" fo:font-weight="normal" style:font-size-asian="10.5pt" style:language-asian="zxx" style:country-asian="none" style:font-weight-asian="normal" style:font-name-complex="Arial" style:font-size-complex="10.5pt" style:language-complex="zxx" style:country-complex="none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tab-stops>
          <style:tab-stop style:position="1.251cm"/>
        </style:tab-stops>
        <style:background-image/>
      </style:paragraph-properties>
      <style:text-properties style:use-window-font-color="true" style:text-position="0% 100%" style:font-name="Tahoma" fo:font-size="10.5pt" fo:language="fr" fo:country="FR" fo:font-style="normal" style:text-underline-style="none" fo:font-weight="normal" style:font-name-asian="Arial" style:font-size-asian="10.5pt" style:language-asian="zxx" style:country-asian="none" style:font-style-asian="normal" style:font-weight-asian="normal" style:font-name-complex="Arial" style:font-size-complex="10.5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 style:text-autospace="none">
        <style:tab-stops/>
        <style:background-image/>
      </style:paragraph-properties>
      <style:text-properties fo:color="#000000" style:font-name="Tahoma" fo:font-size="10.5pt" fo:language="fr" fo:country="FR" fo:font-style="italic" style:text-underline-style="none" fo:font-weight="bold" style:font-name-asian="Tahoma" style:font-size-asian="10.5pt" style:language-asian="zxx" style:country-asian="none" style:font-style-asian="italic" style:font-weight-asian="bold" style:font-name-complex="Tahoma" style:font-size-complex="10.5pt" style:language-complex="zxx" style:country-complex="none" style:font-style-complex="italic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 style:shadow="none" style:text-autospace="none">
        <style:tab-stops>
          <style:tab-stop style:position="1.251cm"/>
        </style:tab-stops>
        <style:background-image/>
      </style:paragraph-properties>
      <style:text-properties style:use-window-font-color="true" style:text-position="0% 100%" style:font-name="Tahoma" fo:font-size="10.5pt" fo:language="fr" fo:country="FR" fo:font-style="normal" style:text-underline-style="none" fo:font-weight="normal" style:font-name-asian="Arial" style:font-size-asian="10.5pt" style:language-asian="zxx" style:country-asian="none" style:font-style-asian="normal" style:font-weight-asian="normal" style:font-name-complex="Arial" style:font-size-complex="10.5pt" style:language-complex="zxx" style:country-complex="none" style:font-style-complex="normal" style:font-weight-complex="normal"/>
    </style:style>
    <style:style style:name="P17" style:family="paragraph" style:parent-style-name="R_3d_1.5_20_I_3d_0_20_Just.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text-outline="false" style:text-line-through-style="none" style:font-name="Tahoma" fo:font-size="10.5pt" fo:font-style="normal" fo:text-shadow="none" style:text-underline-style="none" fo:font-weight="bold" style:font-name-asian="Arial" style:font-size-asian="10.5pt" style:font-style-asian="normal" style:font-weight-asian="bold" style:font-name-complex="Arial" style:font-size-complex="10.5pt" style:font-style-complex="normal" style:font-weight-complex="bold" style:text-emphasize="none"/>
    </style:style>
    <style:style style:name="P18" style:family="paragraph" style:parent-style-name="R_3d_1.5_20_I_3d_0_20_Just.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ahoma" fo:font-size="10.5pt" fo:font-weight="bold" style:font-size-asian="10.5pt" style:font-weight-asian="bold" style:font-name-complex="Tahoma" style:font-size-complex="10.5pt"/>
    </style:style>
    <style:style style:name="P19" style:family="paragraph" style:parent-style-name="centrage_20_gros_20_titre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color="#000000" style:font-name="Tahoma" fo:font-size="10.5pt" fo:font-style="italic" fo:font-weight="normal" style:font-size-asian="10.5pt" style:font-style-asian="italic" style:font-weight-asian="normal" style:font-size-complex="10.5pt" style:font-style-complex="italic"/>
    </style:style>
    <style:style style:name="P20" style:family="paragraph" style:parent-style-name="R_3d_1.5_20_I_3d_1_20_Just.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Tahoma" fo:font-size="10pt" style:font-size-asian="10pt" style:font-size-complex="10pt"/>
    </style:style>
    <style:style style:name="P21" style:family="paragraph" style:parent-style-name="R_3d_1.5_20_I_3d_1_20_Just.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use-window-font-color="true" style:font-name="Tahoma" fo:font-size="10.5pt" fo:language="fr" fo:country="FR" fo:font-weight="normal" style:font-size-asian="10.5pt" style:language-asian="zxx" style:country-asian="none" style:font-weight-asian="normal" style:font-name-complex="Arial" style:font-size-complex="10.5pt" style:language-complex="zxx" style:country-complex="none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ahoma" fo:font-size="10.5pt" style:font-size-asian="10.5pt" style:font-size-complex="10.5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" fo:font-size="10.5pt" fo:font-weight="bold" style:font-size-asian="10.5pt" style:font-weight-asian="bold" style:font-name-complex="Arial" style:font-size-complex="10.5pt" style:font-weight-complex="bold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2.487cm"/>
        </style:tab-stops>
      </style:paragraph-properties>
      <style:text-properties fo:color="#000000" style:font-name="Tahoma" fo:font-size="10.5pt" fo:font-weight="bold" style:font-size-asian="10.5pt" style:font-weight-asian="bold" style:font-name-complex="Tahoma" style:font-size-complex="10.5pt" style:font-weight-complex="bold"/>
    </style:style>
    <style:style style:name="T1" style:family="text">
      <style:text-properties style:font-weight-complex="bold"/>
    </style:style>
    <style:style style:name="T2" style:family="text">
      <style:text-properties style:use-window-font-color="true" style:text-outline="false" style:text-line-through-style="none" fo:font-size="10.5pt" fo:language="fr" fo:country="FR" fo:font-style="normal" fo:text-shadow="none" style:text-underline-style="none" fo:font-weight="bold" style:font-name-asian="Tahoma" style:font-size-asian="10.5pt" style:language-asian="zxx" style:country-asian="none" style:font-style-asian="normal" style:font-weight-asian="bold" style:font-name-complex="Tahoma" style:font-size-complex="10.5pt" style:language-complex="zxx" style:country-complex="none" style:font-style-complex="normal" style:font-weight-complex="bold" style:text-emphasize="none" style:text-overline-style="none" style:text-overline-color="font-color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outline="false" style:text-line-through-style="none" style:font-name="Tahoma" fo:font-style="normal" fo:text-shadow="none" style:text-underline-style="none" fo:font-weight="bold" style:font-name-asian="Tahoma3" style:font-style-asian="normal" style:font-weight-asian="bold" style:font-name-complex="Tahoma3" style:font-style-complex="normal" style:font-weight-complex="bold" style:text-emphasize="none" style:text-overline-style="none" style:text-overline-color="font-color"/>
    </style:style>
    <style:style style:name="T6" style:family="text">
      <style:text-properties style:text-outline="false" style:text-line-through-style="none" fo:text-shadow="none" fo:font-weight="bold" style:font-name-asian="Tahoma3" style:font-weight-asian="bold" style:font-name-complex="Tahoma3" style:font-weight-complex="bold" style:text-emphasize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seance"/>
        <text:user-field-decl office:value-type="string" office:string-value="intro PV" text:name="introPV"/>
        <text:user-field-decl office:value-type="string" office:string-value="prénom" text:name="prenom_secretaire"/>
        <text:user-field-decl office:value-type="string" office:string-value="nom" text:name="nom_secretaire"/>
        <text:user-field-decl office:value-type="string" office:string-value="num" text:name="numero_deliberation"/>
        <text:user-field-decl office:value-type="string" office:string-value="libellé" text:name="objet_projet"/>
        <text:user-field-decl office:value-type="string" office:string-value="texte de délibération" text:name="texte_deliberation"/>
        <text:user-field-decl office:value-type="string" office:string-value="prénom" text:name="prenom_acteur_abstention"/>
        <text:user-field-decl office:value-type="string" office:string-value="nom" text:name="nom_acteur_abstention"/>
        <text:user-field-decl office:value-type="string" office:string-value=", " text:name="ActeurAbstention_separator"/>
        <text:user-field-decl office:value-type="string" office:string-value="prénom" text:name="prenom_acteur_contre"/>
        <text:user-field-decl office:value-type="string" office:string-value="nom" text:name="nom_acteur_contre"/>
        <text:user-field-decl office:value-type="string" office:string-value=", " text:name="ActeurContre_separator"/>
        <text:user-field-decl office:value-type="string" office:string-value="prénom" text:name="prenom_acteur_sans_participation"/>
        <text:user-field-decl office:value-type="string" office:string-value="nom" text:name="nom_acteur_sans_participation"/>
        <text:user-field-decl office:value-type="string" office:string-value="heure de levée" text:name="levee"/>
        <text:user-field-decl office:value-type="string" office:string-value="nb" text:name="nombre_sans_participation"/>
        <text:user-field-decl office:value-type="string" office:string-value="nb" text:name="nombre_pour"/>
        <text:user-field-decl office:value-type="string" office:string-value="nb" text:name="nombre_votant"/>
        <text:user-field-decl office:value-type="string" office:string-value="nb" text:name="nombre_abstention"/>
        <text:user-field-decl office:value-type="string" office:string-value="nb" text:name="nombre_contre"/>
        <text:user-field-decl office:value-type="string" office:string-value="texte de projet" text:name="texte_projet"/>
        <text:user-field-decl office:value-type="string" office:string-value="" text:name="debat_deliberation"/>
      </text:user-field-decls>
      <text:p text:style-name="P3"><text:span text:style-name="T1">Compte-rendu intégral</text:span> <text:span text:style-name="T1">du Conseil Municipal du </text:span><text:span text:style-name="T1"><text:user-field-get style:data-style-name="N76" text:name="date_seance">30 décembre 1899</text:user-field-get></text:span></text:p>
      <text:p text:style-name="P4"/>
      <text:p text:style-name="P19"><text:user-field-get text:name="introPV">intro PV</text:user-field-get></text:p>
      <text:p text:style-name="P10"/>
      <text:p text:style-name="P9"><text:span text:style-name="T3">Secrétaire de séance </text:span>: <text:user-field-get text:name="prenom_secretaire">prénom</text:user-field-get> <text:user-field-get text:name="nom_secretaire">nom</text:user-field-get></text:p>
      <text:p text:style-name="P9"/>
      <text:p text:style-name="P25"/>
      <text:p text:style-name="P11">***</text:p>
      <text:p text:style-name="P11"/>
      <text:p text:style-name="P18">Rendu compte des décisions prises par le Maire dans le cadre de ses délégations au titre de l'article L 2122-22 du Code Général <text:s/>des Collectivités Territoriales</text:p>
      <text:p text:style-name="P6"/>
      <text:p text:style-name="P7">***</text:p>
      <text:p text:style-name="P8"/>
      <text:section text:style-name="Sect1" text:name="Projets">
        <text:p text:style-name="P24"><text:span text:style-name="T4">aff n°</text:span><text:span text:style-name="T4"><text:user-field-get text:name="numero_deliberation">num</text:user-field-get></text:span><text:span text:style-name="T4"> : </text:span><text:span text:style-name="T4"><text:user-field-get text:name="objet_projet">libellé</text:user-field-get></text:span></text:p>
        <text:p text:style-name="P22"><text:user-field-get text:name="texte_projet">texte de projet</text:user-field-get></text:p>
        <text:p text:style-name="P22"><text:user-field-get text:name="texte_deliberation">texte de délibération</text:user-field-get></text:p>
        <text:p text:style-name="P23"><text:user-field-get text:name="debat_deliberation"/></text:p>
        <text:p text:style-name="P23"/>
        <text:section text:style-name="Sect1" text:name="unanimite" text:condition="ooow:nombre_pour!=nombre_votant" text:display="condition">
          <text:p text:style-name="P20"><text:span text:style-name="Fort"><text:span text:style-name="T2">La délibération est adoptée à l'unanimité.</text:span></text:span></text:p>
        </text:section>
        <text:p text:style-name="P21"><text:span text:style-name="Fort"><text:span text:style-name="T5"/></text:span></text:p>
        <text:section text:style-name="Sect1" text:name="majorite" text:condition="ooow:nombre_pour==nombre_votant" text:is-hidden="true" text:display="condition">
          <text:p text:style-name="P13"><text:span text:style-name="Fort"><text:span text:style-name="T5">La délibération est adoptée à </text:span></text:span><text:span text:style-name="Fort"><text:span text:style-name="T5"><text:conditional-text text:condition="ooow:nombre_contre==&quot;0&quot;" text:string-value-if-true="l'unanimité des suffrages exprimés." text:string-value-if-false="la majorité." text:current-value="true">la majorité.</text:conditional-text></text:span></text:span></text:p>
          <table:table table:name="Tableau2" table:style-name="Tableau2">
            <table:table-column table:style-name="Tableau2.A"/>
            <table:table-column table:style-name="Tableau2.B"/>
            <table:table-row table:style-name="Tableau2.1">
              <table:table-cell table:style-name="Tableau2.A1" office:value-type="string">
                <text:p text:style-name="P5"><text:conditional-text text:condition="ooow:nombre_abstention==&quot;0&quot;" text:string-value-if-true="" text:string-value-if-false="Abstention :" text:current-value="true">Abstention :</text:conditional-text> </text:p>
              </table:table-cell>
              <table:table-cell table:style-name="Tableau2.A1" office:value-type="string">
                <text:p text:style-name="ActeursAbstention"><text:user-field-get text:name="prenom_acteur_abstention"/> <text:user-field-get text:name="nom_acteur_abstention"/></text:p>
              </table:table-cell>
            </table:table-row>
          </table:table>
          <table:table table:name="Tableau3" table:style-name="Tableau3">
            <table:table-column table:style-name="Tableau3.A"/>
            <table:table-column table:style-name="Tableau3.B"/>
            <table:table-row table:style-name="Tableau3.1">
              <table:table-cell table:style-name="Tableau3.A1" office:value-type="string">
                <text:p text:style-name="P5"><text:conditional-text text:condition="ooow:nombre_contre==&quot;0&quot;" text:string-value-if-true="" text:string-value-if-false="Contre :" text:current-value="true">Contre :</text:conditional-text></text:p>
              </table:table-cell>
              <table:table-cell table:style-name="Tableau3.A1" office:value-type="string">
                <text:p text:style-name="ActeursContre"><text:user-field-get text:name="prenom_acteur_contre"/> <text:user-field-get text:name="nom_acteur_contre"/></text:p>
              </table:table-cell>
            </table:table-row>
          </table:table>
          <text:p text:style-name="P14"/>
        </text:section>
        <text:section text:style-name="Sect1" text:name="sanspart" text:condition="ooow:nombre_sans_participation==&quot;0&quot;" text:display="condition">
          <text:p text:style-name="P12"/>
          <table:table table:name="Tableau4" table:style-name="Tableau4">
            <table:table-column table:style-name="Tableau4.A"/>
            <table:table-column table:style-name="Tableau4.B"/>
            <table:table-row table:style-name="Tableau4.1">
              <table:table-cell table:style-name="Tableau4.A1" office:value-type="string">
                <text:p text:style-name="P16"><text:span text:style-name="Fort"><text:span text:style-name="T6">Ne prennent pas part au vote :</text:span></text:span></text:p>
              </table:table-cell>
              <table:table-cell table:style-name="Tableau4.A1" office:value-type="string">
                <text:p text:style-name="Table_20_Contents"><text:user-field-get text:name="prenom_acteur_sans_participation">prénom</text:user-field-get> <text:user-field-get text:name="nom_acteur_sans_participation">nom</text:user-field-get></text:p>
              </table:table-cell>
            </table:table-row>
          </table:table>
          <text:p text:style-name="P12"/>
        </text:section>
        <text:p text:style-name="P12"/>
      </text:section>
      <text:p text:style-name="P12"/>
      <text:p text:style-name="P12"/>
      <text:p text:style-name="P15">La séance est levée à <text:user-field-get text:name="levee">heure de levée</text:user-field-get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StarSymbol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1" svg:font-family="StarSymbol, 'Arial Unicode MS'"/>
    <style:font-face style:name="Tahoma4" svg:font-family="Tahoma"/>
    <style:font-face style:name="Courier New" svg:font-family="'Courier New'" style:font-family-generic="modern"/>
    <style:font-face style:name="Calibri" svg:font-family="Calibri" style:font-family-generic="swiss"/>
    <style:font-face style:name="Tahoma3" svg:font-family="Tahoma" style:font-family-generic="swiss"/>
    <style:font-face style:name="Times" svg:font-family="Times" style:font-pitch="variable"/>
    <style:font-face style:name="Dutch" svg:font-family="Dutch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1" fo:font-size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="100%" fo:margin-left="1cm" fo:margin-right="0cm" fo:margin-top="0.212cm" fo:margin-bottom="0.212cm" fo:text-align="justify" style:justify-single-word="false" fo:text-indent="1.501cm" style:auto-text-indent="false"/>
      <style:text-properties style:font-name="Tahom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indent="1cm" style:auto-text-indent="false" fo:keep-with-next="always">
        <style:tab-stops>
          <style:tab-stop style:position="7.752cm"/>
        </style:tab-stops>
      </style:paragraph-properties>
      <style:text-properties style:font-name="Tahoma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4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entrage_20_gros_20_titre" style:display-name="centrage gros titre" style:family="paragraph">
      <style:paragraph-properties fo:margin-top="0cm" fo:margin-bottom="0.423cm" fo:text-align="center" style:justify-single-word="false" fo:orphans="2" fo:widows="2"/>
      <style:text-properties fo:color="#ffffff" style:font-name="Times1" fo:font-size="30pt" fo:language="fr" fo:country="FR" fo:font-weight="bold" style:font-name-asian="Times New Roman" style:font-size-asian="30pt" style:font-weight-asian="bold" style:font-name-complex="Times New Roman" style:font-size-complex="10pt" style:language-complex="ar" style:country-complex="SA"/>
    </style:style>
    <style:style style:name="R_3d_1.5_20_I_3d_1_20_Just." style:display-name="R=1.5 I=1 Just." style:family="paragraph">
      <style:paragraph-properties fo:margin="100%" fo:margin-left="1.501cm" fo:margin-right="1.501cm" fo:margin-top="0cm" fo:margin-bottom="0.423cm" fo:line-height="0.423cm" fo:text-align="justify" style:justify-single-word="false" fo:orphans="2" fo:widows="2" fo:text-indent="1cm" style:auto-text-indent="false"/>
      <style:text-properties style:use-window-font-color="true" style:font-name="Dutch" fo:font-size="12pt" fo:language="fr" fo:country="FR" style:font-name-asian="Times New Roman" style:font-size-asian="12pt" style:font-name-complex="Times New Roman" style:font-size-complex="10pt"/>
    </style:style>
    <style:style style:name="Normal" style:family="paragraph" style:parent-style-name="Standard">
      <style:paragraph-properties style:text-autospace="none"/>
      <style:text-properties fo:font-size="10pt" fo:language="fr" fo:country="FR" style:font-size-asian="10pt" style:font-size-complex="10pt"/>
    </style:style>
    <style:style style:name="Normal1" style:family="paragraph" style:parent-style-name="Standard">
      <style:paragraph-properties fo:margin="100%" fo:margin-left="0cm" fo:margin-right="0cm" fo:margin-top="0cm" fo:margin-bottom="0cm" fo:text-align="justify" style:justify-single-word="false" fo:keep-together="always" fo:text-indent="0.501cm" style:auto-text-indent="false">
        <style:tab-stops>
          <style:tab-stop style:position="0.501cm"/>
          <style:tab-stop style:position="1cm"/>
          <style:tab-stop style:position="1.501cm"/>
        </style:tab-stops>
      </style:paragraph-properties>
    </style:style>
    <style:style style:name="WW-Normal_20_centré" style:display-name="WW-Normal centré" style:family="paragraph" style:parent-style-name="Standard">
      <style:paragraph-properties fo:margin="100%" fo:margin-left="-0.501cm" fo:margin-right="-0.503cm" fo:margin-top="0cm" fo:margin-bottom="0cm" fo:text-align="justify" style:justify-single-word="false" fo:hyphenation-ladder-count="no-limit" fo:text-indent="0cm" style:auto-text-indent="false"/>
      <style:text-properties style:font-size-complex="10pt" fo:hyphenate="false" fo:hyphenation-remain-char-count="2" fo:hyphenation-push-char-count="2"/>
    </style:style>
    <style:style style:name="Entête_20_Mairie" style:display-name="Entête Mairie" style:family="paragraph">
      <style:paragraph-properties fo:margin="100%" fo:margin-left="0.501cm" fo:margin-right="0cm" fo:margin-top="0cm" fo:margin-bottom="0cm" fo:line-height="0.423cm" fo:orphans="2" fo:widows="2" fo:hyphenation-ladder-count="no-limit" fo:text-indent="0cm" style:auto-text-indent="false">
        <style:tab-stops>
          <style:tab-stop style:position="7.881cm"/>
        </style:tab-stops>
      </style:paragraph-properties>
      <style:text-properties style:use-window-font-color="true" style:font-name="Times1" fo:font-size="12pt" fo:language="fr" fo:country="FR" style:font-name-asian="Times New Roman" style:font-size-asian="12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style>
    <style:style style:name="P1" style:family="paragraph" style:parent-style-name="Standard">
      <style:paragraph-properties>
        <style:tab-stops>
          <style:tab-stop style:position="8.502cm"/>
        </style:tab-stops>
      </style:paragraph-properties>
      <style:text-properties fo:font-size="12pt" fo:font-style="italic" style:font-size-asian="12pt" style:font-style-asian="italic"/>
    </style:style>
    <style:style style:name="R_3d_1.5_20_I_3d_0_20_Just." style:display-name="R=1.5 I=0 Just." style:family="paragraph">
      <style:paragraph-properties fo:margin="100%" fo:margin-left="1.501cm" fo:margin-right="1.501cm" fo:margin-top="0cm" fo:margin-bottom="0.423cm" fo:line-height="0.423cm" fo:text-align="justify" style:justify-single-word="false" fo:orphans="2" fo:widows="2" fo:hyphenation-ladder-count="no-limit" fo:text-indent="0cm" style:auto-text-indent="false">
        <style:tab-stops/>
      </style:paragraph-properties>
      <style:text-properties style:use-window-font-color="true" style:font-name="Times1" fo:font-size="12pt" fo:language="fr" fo:country="FR" style:font-name-asian="Times New Roman" style:font-size-asian="12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style>
    <style:style style:name="WW-Standard" style:family="paragraph">
      <style:paragraph-properties fo:orphans="2" fo:widows="2" fo:hyphenation-ladder-count="no-limit"/>
      <style:text-properties style:use-window-font-color="true" style:font-name="Times" fo:font-size="12pt" fo:language="fr" fo:country="FR" style:letter-kerning="true" style:font-name-asian="Times New Roman" style:font-size-asian="12pt" style:font-name-complex="Times" style:font-size-complex="10pt" style:language-complex="fr" style:country-complex="FR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u0" style:family="paragraph" style:parent-style-name="Standard">
      <style:paragraph-properties fo:margin="100%" fo:margin-left="1.251cm" fo:margin-right="0cm" fo:margin-top="0cm" fo:margin-bottom="0cm" fo:text-align="justify" style:justify-single-word="false" fo:text-indent="0cm" style:auto-text-indent="false"/>
      <style:text-properties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style:font-size-complex="10pt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1.752cm"/>
        </style:tab-stops>
      </style:paragraph-properties>
      <style:text-properties style:font-name="Arial" fo:font-size="10pt" fo:font-weight="bold" style:font-size-asian="10pt" style:font-weight-asian="bold" style:font-name-complex="Arial"/>
    </style:style>
    <style:style style:name="titpv" style:family="paragraph" style:parent-style-name="Standard">
      <style:paragraph-properties fo:margin-top="0.494cm" fo:margin-bottom="0.494cm"/>
      <style:text-properties style:font-name-asian="Times New Roman"/>
    </style:style>
    <style:style style:name="Entête" style:family="paragraph" style:parent-style-name="Standard">
      <style:paragraph-properties fo:text-align="justify" style:justify-single-word="false">
        <style:tab-stops>
          <style:tab-stop style:position="8.502cm"/>
        </style:tab-stops>
      </style:paragraph-properties>
      <style:text-properties fo:font-size="12pt" style:font-size-asian="12pt"/>
    </style:style>
    <style:style style:name="Corps_20_de_20_texte_20_3" style:display-name="Corps de texte 3" style:family="paragraph" style:parent-style-name="Standard">
      <style:text-properties fo:font-size="12pt" fo:letter-spacing="0.011cm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Corps_20_de_20_texte_20_21" style:display-name="Corps de texte 21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WW-Retrait_20_corps_20_de_20_texte_20_2" style:display-name="WW-Retrait corps de texte 2" style:family="paragraph" style:parent-style-name="Standard">
      <style:paragraph-properties fo:margin="100%" fo:margin-left="0cm" fo:margin-right="0cm" fo:margin-top="0cm" fo:margin-bottom="0cm" fo:text-indent="1.588cm" style:auto-text-indent="false"/>
    </style:style>
    <style:style style:name="l-texte" style:family="paragraph" style:master-page-name="">
      <style:paragraph-properties fo:margin="100%" fo:margin-left="2cm" fo:margin-right="0cm" fo:margin-top="0cm" fo:margin-bottom="0cm" fo:text-align="justify" style:justify-single-word="false" fo:orphans="2" fo:widows="2" fo:text-indent="1cm" style:auto-text-indent="false" style:page-number="auto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Retrait_20_corps_20_de_20_texte_20_2" style:display-name="Retrait corps de texte 2" style:family="paragraph" style:parent-style-name="Standard">
      <style:paragraph-properties fo:margin="100%" fo:margin-left="1.752cm" fo:margin-right="0cm" fo:margin-top="0cm" fo:margin-bottom="0cm" fo:text-align="justify" style:justify-single-word="false" fo:text-indent="-1.752cm" style:auto-text-indent="false">
        <style:tab-stops>
          <style:tab-stop style:position="0cm"/>
        </style:tab-stops>
      </style:paragraph-properties>
      <style:text-properties style:font-name="Tahoma" fo:font-size="11pt" fo:font-weight="bold" style:font-size-asian="11pt" style:font-weight-asian="bold"/>
    </style:style>
    <style:style style:name="ActeursAbstention" style:family="paragraph" style:parent-style-name="Standard">
      <style:text-properties fo:font-size="10.5pt"/>
    </style:style>
    <style:style style:name="ActeursContre" style:family="paragraph" style:parent-style-name="Standard">
      <style:text-properties fo:font-size="10.5pt"/>
    </style:style>
    <style:style style:name="Bullet_20_Symbols" style:display-name="Bullet Symbols" style:family="text">
      <style:text-properties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WW8Num1z0" style:family="text">
      <style:text-properties style:font-name="Symbol" fo:font-size="9pt" style:font-size-asian="9pt" style:font-name-complex="StarSymbol1" style:font-size-complex="9pt"/>
    </style:style>
    <style:style style:name="Police_20_par_20_défaut" style:display-name="Police par défaut" style:family="text"/>
    <style:style style:name="WW8Num4z0" style:family="text">
      <style:text-properties style:font-name="Wingdings" style:font-name-asian="Times New Roman" style:font-name-complex="Times New Roman"/>
    </style:style>
    <style:style style:name="WW8Num2z0" style:family="text">
      <style:text-properties style:font-name="Symbol" fo:font-size="9pt" style:font-size-asian="9pt" style:font-name-complex="StarSymbol2" style:font-size-complex="9pt"/>
    </style:style>
    <style:style style:name="WW8Num3z0" style:family="text">
      <style:text-properties style:font-name="Arial" style:font-name-asian="Times New Roman" style:font-name-complex="Aria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1"/>
    </style:style>
    <style:style style:name="Numbering_20_Symbols" style:display-name="Numbering Symbols" style:family="text"/>
    <style:style style:name="Fort" style:family="text">
      <style:text-properties fo:font-weight="bold" style:font-weight-asian="bold" style:font-weight-complex="bold"/>
    </style:style>
    <style:style style:name="WW8Num5z0" style:family="text">
      <style:text-properties style:font-name="StarSymbol1" fo:font-size="9pt" style:font-size-asian="9pt" style:font-name-complex="StarSymbol2" style:font-size-complex="9pt"/>
    </style:style>
    <style:style style:name="WW8Num8z0" style:family="text">
      <style:text-properties style:font-name="Symbol1"/>
    </style:style>
    <style:style style:name="WW8Num6z0" style:family="text">
      <style:text-properties style:font-name="Symbol1"/>
    </style:style>
    <style:style style:name="WW8Num17z0" style:family="text">
      <style:text-properties style:font-name="Symbol1"/>
    </style:style>
    <style:style style:name="WW8Num17z1" style:family="text">
      <style:text-properties style:font-name="Wingdings 2" fo:font-size="9pt" style:font-size-asian="9pt" style:font-name-complex="StarSymbol2" style:font-size-complex="9pt"/>
    </style:style>
    <style:style style:name="WW8Num17z2" style:family="text">
      <style:text-properties style:font-name="StarSymbol2" fo:font-size="9pt" style:font-size-asian="9pt" style:font-name-complex="StarSymbol2" style:font-size-complex="9pt"/>
    </style:style>
    <style:style style:name="WW8Num17z3" style:family="text">
      <style:text-properties style:font-name="Wingdings" fo:font-size="9pt" style:font-size-asian="9pt" style:font-name-complex="StarSymbol2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1z0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1z0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z0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1z0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1z0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1z0" text:bullet-char="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·">
        <style:list-level-properties text:min-label-width="0.501cm"/>
        <style:text-properties style:font-name="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">
        <style:list-level-properties text:min-label-width="0.635cm"/>
        <style:text-properties style:font-name="Symbol"/>
      </text:list-level-style-bullet>
      <text:list-level-style-bullet text:level="2" text:style-name="WW8Num2z0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2z0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2z0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2z0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2z0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2z0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2z0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2z0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">
        <style:list-level-properties/>
        <style:text-properties style:font-name="Symbol"/>
      </text:list-level-style-bullet>
      <text:list-level-style-bullet text:level="2" text:style-name="WW8Num5z0" text:bullet-char="">
        <style:list-level-properties/>
        <style:text-properties style:font-name="Symbol"/>
      </text:list-level-style-bullet>
      <text:list-level-style-bullet text:level="3" text:style-name="WW8Num5z0" text:bullet-char="">
        <style:list-level-properties/>
        <style:text-properties style:font-name="Symbol"/>
      </text:list-level-style-bullet>
      <text:list-level-style-bullet text:level="4" text:style-name="WW8Num5z0" text:bullet-char="">
        <style:list-level-properties/>
        <style:text-properties style:font-name="Symbol"/>
      </text:list-level-style-bullet>
      <text:list-level-style-bullet text:level="5" text:style-name="WW8Num5z0" text:bullet-char="">
        <style:list-level-properties/>
        <style:text-properties style:font-name="Symbol"/>
      </text:list-level-style-bullet>
      <text:list-level-style-bullet text:level="6" text:style-name="WW8Num5z0" text:bullet-char="">
        <style:list-level-properties/>
        <style:text-properties style:font-name="Symbol"/>
      </text:list-level-style-bullet>
      <text:list-level-style-bullet text:level="7" text:style-name="WW8Num5z0" text:bullet-char="">
        <style:list-level-properties/>
        <style:text-properties style:font-name="Symbol"/>
      </text:list-level-style-bullet>
      <text:list-level-style-bullet text:level="8" text:style-name="WW8Num5z0" text:bullet-char="">
        <style:list-level-properties/>
        <style:text-properties style:font-name="Symbol"/>
      </text:list-level-style-bullet>
      <text:list-level-style-bullet text:level="9" text:style-name="WW8Num5z0" text:bullet-char="">
        <style:list-level-properties/>
        <style:text-properties style:font-name="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>
      <text:list-level-style-bullet text:level="1" text:style-name="WW8Num17z0" text:bullet-char="">
        <style:list-level-properties/>
        <style:text-properties style:font-name="Symbol1"/>
      </text:list-level-style-bullet>
      <text:list-level-style-bullet text:level="2" text:style-name="WW8Num17z1" text:bullet-char="">
        <style:list-level-properties/>
        <style:text-properties style:font-name="Wingdings 2"/>
      </text:list-level-style-bullet>
      <text:list-level-style-bullet text:level="3" text:style-name="WW8Num17z2" text:bullet-char="■">
        <style:list-level-properties/>
        <style:text-properties style:font-name="StarSymbol2"/>
      </text:list-level-style-bullet>
      <text:list-level-style-bullet text:level="4" text:style-name="WW8Num17z3" text:bullet-char="">
        <style:list-level-properties/>
        <style:text-properties style:font-name="Wingdings"/>
      </text:list-level-style-bullet>
      <text:list-level-style-bullet text:level="5" text:style-name="WW8Num17z1" text:bullet-char="">
        <style:list-level-properties/>
        <style:text-properties style:font-name="Wingdings 2"/>
      </text:list-level-style-bullet>
      <text:list-level-style-bullet text:level="6" text:style-name="WW8Num17z2" text:bullet-char="■">
        <style:list-level-properties/>
        <style:text-properties style:font-name="StarSymbol2"/>
      </text:list-level-style-bullet>
      <text:list-level-style-bullet text:level="7" text:style-name="WW8Num17z3" text:bullet-char="">
        <style:list-level-properties/>
        <style:text-properties style:font-name="Wingdings"/>
      </text:list-level-style-bullet>
      <text:list-level-style-bullet text:level="8" text:style-name="WW8Num17z1" text:bullet-char="">
        <style:list-level-properties/>
        <style:text-properties style:font-name="Wingdings 2"/>
      </text:list-level-style-bullet>
      <text:list-level-style-bullet text:level="9" text:style-name="WW8Num17z2" text:bullet-char="■">
        <style:list-level-properties/>
        <style:text-properties style:font-name="StarSymbol2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6">
      <number:day/>
      <number:text> </number:text>
      <number:month number:style="long" number:textual="true"/>
      <number:text> </number:text>
      <number:year number:style="long"/>
      <number:text> </number:text>
    </number:date-style>
  </office:automatic-styles>
  <office:master-styles>
    <style:master-page style:name="Standard" style:page-layout-name="Mpm1">
      <style:footer>
        <text:user-field-decls>
          <text:user-field-decl office:value-type="float" office:value="0" text:name="date_seance"/>
        </text:user-field-decls>
        <text:p text:style-name="MP1">Conseil municipal du <text:user-field-get style:data-style-name="N106" text:name="date_seance">30 décembre 1899 </text:user-field-get><text:tab/><text:tab/>page n°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creation-date>2008-12-24T10:57:55</meta:creation-date>
    <dc:date>2013-06-05T10:48:52.73</dc:date>
    <meta:print-date>2013-04-23T14:33:08.43</meta:print-date>
    <dc:language>fr-FR</dc:language>
    <meta:editing-cycles>561</meta:editing-cycles>
    <meta:editing-duration>P4DT15H40M50S</meta:editing-duration>
    <meta:printed-by>mairie de pessac </meta:printed-by>
    <meta:document-statistic meta:table-count="3" meta:image-count="0" meta:object-count="0" meta:page-count="1" meta:paragraph-count="15" meta:word-count="86" meta:character-count="492"/>
    <meta:user-defined meta:name="Info 1"/>
    <meta:user-defined meta:name="Info 2"/>
    <meta:user-defined meta:name="Info 3"/>
    <meta:user-defined meta:name="Info 4"/>
  </office:meta>
</office:document-meta>
</file>